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4d1c" officeooo:paragraph-rsid="000d4d1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4d1c" officeooo:paragraph-rsid="000d4d1c" style:font-weight-asian="bold" style:font-weight-complex="bold"/>
    </style:style>
    <style:style style:name="P3" style:family="paragraph" style:parent-style-name="Standard" style:list-style-name="L1">
      <style:text-properties fo:font-weight="normal" officeooo:rsid="000ffea0" officeooo:paragraph-rsid="000ffea0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ffea0" officeooo:paragraph-rsid="0011915b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32ee5" officeooo:paragraph-rsid="00132ee5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516a9" officeooo:paragraph-rsid="001516a9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59d65" officeooo:paragraph-rsid="00159d65" style:font-weight-asian="normal" style:font-weight-complex="normal"/>
    </style:style>
    <style:style style:name="T1" style:family="text">
      <style:text-properties officeooo:rsid="001191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tion to Scientific Computing NCAS</text:p>
      <text:p text:style-name="P2"/>
      <text:p text:style-name="P2">Course Notes</text:p>
      <text:p text:style-name="P2"/>
      <text:p text:style-name="P1">Algorithmic Thinking</text:p>
      <text:list xml:id="list9073144828043438416" text:style-name="L1">
        <text:list-item>
          <text:p text:style-name="P3">Connect the dots exercise, in order to introduce algorithm concept</text:p>
        </text:list-item>
        <text:list-item>
          <text:p text:style-name="P3">Real world problem with series of logical steps, which are precise, non-ambiguous and expressed in a language (e.g. English or python).</text:p>
        </text:list-item>
        <text:list-item>
          <text:p text:style-name="P4"><text:span text:style-name="T1">Example of connection chain in friendship (everyone is related to 7 degrees of friendship)</text:span></text:p>
          <text:list>
            <text:list-item>
              <text:p text:style-name="P4"><text:span text:style-name="T1">Understand the problem</text:span></text:p>
            </text:list-item>
            <text:list-item>
              <text:p text:style-name="P4"><text:span text:style-name="T1">What the social scientist will give me (FB data and related connections)</text:span></text:p>
            </text:list-item>
            <text:list-item>
              <text:p text:style-name="P4"><text:span text:style-name="T1">What I should provide back)</text:span></text:p>
            </text:list-item>
            <text:list-item>
              <text:p text:style-name="P4"><text:span text:style-name="T1">INPUT: Express the problem with graph theory</text:span></text:p>
            </text:list-item>
            <text:list-item>
              <text:p text:style-name="P4"><text:span text:style-name="T1">OUTPUT: Quantity q that quantifies transitivity, that is the number of triple points in the graph</text:span></text:p>
            </text:list-item>
          </text:list>
        </text:list-item>
        <text:list-item>
          <text:p text:style-name="P5">The algorithm is efficient? What if I run this graph in the entire FB network?</text:p>
        </text:list-item>
        <text:list-item>
          <text:p text:style-name="P5">Algorithm can be efficient but the implementation can be inefficient, but the opposite can also happen</text:p>
        </text:list-item>
        <text:list-item>
          <text:p text:style-name="P5">Answer has to be translated for the social scientist in an understandable manner: e.g. 78% of people have a 2-degree connection</text:p>
        </text:list-item>
        <text:list-item>
          <text:p text:style-name="P5">Extension of the general idea: how much global mean sea surface temperature will change due to man-induced greenhouse gas emissions between <text:s/>2000 and 2100.</text:p>
        </text:list-item>
        <text:list-item>
          <text:p text:style-name="P6">Design an algorithm</text:p>
          <text:list>
            <text:list-item>
              <text:p text:style-name="P6">The concept of a pseudocode</text:p>
            </text:list-item>
            <text:list-item>
              <text:p text:style-name="P6">TED-Ed video!!!!</text:p>
            </text:list-item>
            <text:list-item>
              <text:p text:style-name="P7">English language to express a computer language algorithm</text:p>
            </text:list-item>
            <text:list-item>
              <text:p text:style-name="P7">Test extreme cases and check for efficiency</text:p>
            </text:list-item>
          </text:list>
        </text:list-item>
        <text:list-item>
          <text:p text:style-name="P7">Introduction to control structures</text:p>
          <text:list>
            <text:list-item>
              <text:p text:style-name="P7">Initialization: make sure that your variable exists and has the proper initial value</text:p>
            </text:list-item>
            <text:list-item>
              <text:p text:style-name="P7">Loop concept</text:p>
            </text:list-item>
            <text:list-item>
              <text:p text:style-name="P7">Branch, condition: if statement</text:p>
            </text:list-item>
          </text:list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01 </meta:initial-creator>
    <meta:creation-date>2018-11-19T12:17:11.031015373</meta:creation-date>
    <dc:date>2018-11-19T16:59:35.973226850</dc:date>
    <dc:creator>user01 </dc:creator>
    <meta:editing-duration>PT4H21M33S</meta:editing-duration>
    <meta:editing-cycles>6</meta:editing-cycles>
    <meta:generator>LibreOffice/4.3.7.2$Linux_X86_64 LibreOffice_project/430$Build-2</meta:generator>
    <meta:document-statistic meta:table-count="0" meta:image-count="0" meta:object-count="0" meta:page-count="1" meta:paragraph-count="25" meta:word-count="243" meta:character-count="1433" meta:non-whitespace-character-count="1235"/>
  </office:meta>
</office:document-meta>
</file>